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1c1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 responsabile dell’Area Tecnica del Comune di</text:p>
      <text:p text:style-name="P1">SAMASSI</text:p>
      <text:p text:style-name="Standard"/>
      <text:p text:style-name="Standard">OGGETTO: accesso formale agli atti.-</text:p>
      <text:p text:style-name="Standard"/>
      <text:p text:style-name="P2">Il sottoscritto Mele Mario nato a Samassi il 11.10.1955 e ivi</text:p>
      <text:p text:style-name="P2">residente in via Vallermosa 14;</text:p>
      <text:p text:style-name="Standard"/>
      <text:p text:style-name="P2">CHIEDE</text:p>
      <text:p text:style-name="Standard"/>
      <text:p text:style-name="Standard">L’accesso formale agli atti relativamente alla pratica edilizia n. 25/2001 riguardante la propria casa di civile abitazione ubicata in Samassi <text:span text:style-name="T1">in via Vallermosa n 14</text:span> , e successive ed eventuale pratica di richiesta di variante.-</text:p>
      <text:p text:style-name="Standard">Si richiede inoltre la produzione di copia del Progetto esecutivo e relativi titoli</text:p>
      <text:p text:style-name="Standard">autorizzativi(-concessione- permesso di costruire e/o eventuale autorizzazione edilizia di</text:p>
      <text:p text:style-name="Standard">variante ).-</text:p>
      <text:p text:style-name="Standard">Si rende noto inoltre che le motivazioni di tale richiesta si possono riassumere nella necessità di verifiche di pre-fattibilita’ di un eventuale intervento di efficientamento energetico, da parte di tecnico incaricato.-</text:p>
      <text:p text:style-name="Standard">Stante l’urgenza, restando in attesa di un Sollecito riscontro, si coglie l’oc<text:span text:style-name="T1">c</text:span>asione</text:p>
      <text:p text:style-name="Standard">per salutare distintamente.-</text:p>
      <text:p text:style-name="Standard"/>
      <text:p text:style-name="Standard">Samassi, lì 07.12.2020</text:p>
      <text:p text:style-name="Standard"/>
      <text:p text:style-name="P1">Mele Mar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6:53:47.776000000</meta:creation-date>
    <dc:date>2020-12-08T16:56:16.296000000</dc:date>
    <meta:editing-duration>PT2M30S</meta:editing-duration>
    <meta:editing-cycles>1</meta:editing-cycles>
    <meta:document-statistic meta:table-count="0" meta:image-count="0" meta:object-count="0" meta:page-count="1" meta:paragraph-count="15" meta:word-count="140" meta:character-count="966" meta:non-whitespace-character-count="841"/>
    <meta:generator>LibreOffice/7.0.1.2$Windows_X86_64 LibreOffice_project/7cbcfc562f6eb6708b5ff7d7397325de9e764452</meta:generator>
  </office:meta>
</office:document-meta>
</file>